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paragraph-rsid="000c5c93"/>
    </style:style>
    <style:style style:name="P6" style:family="paragraph" style:parent-style-name="Standard">
      <style:text-properties officeooo:rsid="0012c1bf" officeooo:paragraph-rsid="0012c1bf"/>
    </style:style>
    <style:style style:name="P7" style:family="paragraph" style:parent-style-name="Standard">
      <style:text-properties officeooo:paragraph-rsid="0013d63e"/>
    </style:style>
    <style:style style:name="P8" style:family="paragraph" style:parent-style-name="Standard">
      <style:text-properties officeooo:rsid="00155b05" officeooo:paragraph-rsid="00155b05"/>
    </style:style>
    <style:style style:name="T1" style:family="text">
      <style:text-properties officeooo:rsid="000613a3"/>
    </style:style>
    <style:style style:name="T2" style:family="text">
      <style:text-properties officeooo:rsid="000c5c93"/>
    </style:style>
    <style:style style:name="T3" style:family="text">
      <style:text-properties officeooo:rsid="0013d63e"/>
    </style:style>
    <style:style style:name="T4" style:family="text">
      <style:text-properties officeooo:rsid="00155b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372_903530822"/><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6"><text:bookmark-start text:name="__DdeLink__374_903530822"/>double click</text:p>
      <text:p text:style-name="P6">action: set the current page to the first page of the clicked article.</text:p>
      <text:p text:style-name="P6">Content: Article List</text:p>
      <text:p text:style-name="P6">Enable: when active segment does not exist</text:p>
      <text:p text:style-name="P6">UX: update current page which will update the image shown</text:p>
      <text:p text:style-name="P3"><text:bookmark-end text:name="__DdeLink__374_903530822"/></text:p>
      <text:p text:style-name="P3"/>
      <text:p text:style-name="P3"/>
      <text:p text:style-name="P7"><text:bookmark-start text:name="__DdeLink__377_903530822"/>Ctrl+A</text:p>
      <text:p text:style-name="P7">Behavior: Create new active segment on selected article only if:</text:p>
      <text:p text:style-name="P8">Key: Ctrl-A</text:p>
      <text:p text:style-name="P7"><text:span text:style-name="T4">Action: </text:span>No other active segment exists anywhere. <text:span text:style-name="T3">If the current page is already in a segment, rather than creating a new segment, the existing segment is made active. </text:span>If not allowed, show toast "Finish or cancel the active segment first"</text:p>
      <text:p text:style-name="P8">Content: Global</text:p>
      <text:p text:style-name="P8">Enable: when active segment does not exist</text:p>
      <text:p text:style-name="P7">After Add: segment.IsActive = true</text:p>
      <text:p text:style-name="P7">While active: all article selection is locked to that article.</text:p>
      <text:p text:style-name="P3"><text:bookmark-end text:name="__DdeLink__377_903530822"/></text:p>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0T17:49:00.157170849</dc:date>
    <meta:editing-duration>PT2H46M</meta:editing-duration>
    <meta:editing-cycles>8</meta:editing-cycles>
    <meta:generator>LibreOffice/24.2.7.2$Linux_X86_64 LibreOffice_project/420$Build-2</meta:generator>
    <meta:document-statistic meta:table-count="0" meta:image-count="0" meta:object-count="0" meta:page-count="5" meta:paragraph-count="142" meta:word-count="1444" meta:character-count="9797" meta:non-whitespace-character-count="8488"/>
  </office:meta>
</office:document-meta>
</file>